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1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1">
      <style:table-cell-properties style:rotation-align="none"/>
    </style:style>
    <style:style style:name="ce4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2 casos confirmados no ha sido posible identificar la edad o el sexo</text:span></text:p>
          </table:table-cell>
          <table:table-cell table:number-columns-repeated="9"/>
          <table:table-cell table:style-name="ce74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37" office:value-type="string" calcext:value-type="string">
            <text:p>% <text:s/>sobre el total</text:p>
          </table:table-cell>
          <table:table-cell table:style-name="ce37" office:value-type="string" calcext:value-type="string">
            <text:p>% <text:s/>acumulado 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[.B3]+[.C3]" office:value-type="float" office:value="2" calcext:value-type="float">
            <text:p>2</text:p>
          </table:table-cell>
          <table:table-cell table:style-name="ce38" table:formula="of:=[.D3]/[.$D$12]" office:value-type="percentage" office:value="0.00531914893617021" calcext:value-type="percentage">
            <text:p>0,5%</text:p>
          </table:table-cell>
          <table:table-cell table:style-name="ce42" table:formula="of:=[.E3]" office:value-type="percentage" office:value="0.00531914893617021" calcext:value-type="percentage">
            <text:p>1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23" calcext:value-type="float">
            <text:p>23</text:p>
          </table:table-cell>
          <table:table-cell table:style-name="ce32" table:formula="of:=[.B4]+[.C4]" office:value-type="float" office:value="43" calcext:value-type="float">
            <text:p>43</text:p>
          </table:table-cell>
          <table:table-cell table:style-name="ce38" table:formula="of:=[.D4]/[.$D$12]" office:value-type="percentage" office:value="0.11436170212766" calcext:value-type="percentage">
            <text:p>11,4%</text:p>
          </table:table-cell>
          <table:table-cell table:style-name="ce42" table:formula="of:=[.F3]+[.E4]" office:value-type="percentage" office:value="0.11968085106383" calcext:value-type="percentage">
            <text:p>12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27" calcext:value-type="float">
            <text:p>27</text:p>
          </table:table-cell>
          <table:table-cell table:style-name="ce25" office:value-type="float" office:value="15" calcext:value-type="float">
            <text:p>15</text:p>
          </table:table-cell>
          <table:table-cell table:style-name="ce32" table:formula="of:=[.B5]+[.C5]" office:value-type="float" office:value="42" calcext:value-type="float">
            <text:p>42</text:p>
          </table:table-cell>
          <table:table-cell table:style-name="ce38" table:formula="of:=[.D5]/[.$D$12]" office:value-type="percentage" office:value="0.111702127659574" calcext:value-type="percentage">
            <text:p>11,2%</text:p>
          </table:table-cell>
          <table:table-cell table:style-name="ce42" table:formula="of:=[.F4]+[.E5]" office:value-type="percentage" office:value="0.231382978723404" calcext:value-type="percentage">
            <text:p>23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5" calcext:value-type="float">
            <text:p>25</text:p>
          </table:table-cell>
          <table:table-cell table:style-name="ce25" office:value-type="float" office:value="20" calcext:value-type="float">
            <text:p>20</text:p>
          </table:table-cell>
          <table:table-cell table:style-name="ce32" table:formula="of:=[.B6]+[.C6]" office:value-type="float" office:value="45" calcext:value-type="float">
            <text:p>45</text:p>
          </table:table-cell>
          <table:table-cell table:style-name="ce38" table:formula="of:=[.D6]/[.$D$12]" office:value-type="percentage" office:value="0.11968085106383" calcext:value-type="percentage">
            <text:p>12,0%</text:p>
          </table:table-cell>
          <table:table-cell table:style-name="ce43" table:formula="of:=[.F5]+[.E6]" office:value-type="percentage" office:value="0.351063829787234" calcext:value-type="percentage">
            <text:p>35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6" calcext:value-type="float">
            <text:p>26</text:p>
          </table:table-cell>
          <table:table-cell table:style-name="ce25" office:value-type="float" office:value="26" calcext:value-type="float">
            <text:p>26</text:p>
          </table:table-cell>
          <table:table-cell table:style-name="ce32" table:formula="of:=[.B7]+[.C7]" office:value-type="float" office:value="52" calcext:value-type="float">
            <text:p>52</text:p>
          </table:table-cell>
          <table:table-cell table:style-name="ce38" table:formula="of:=[.D7]/[.$D$12]" office:value-type="percentage" office:value="0.138297872340426" calcext:value-type="percentage">
            <text:p>13,8%</text:p>
          </table:table-cell>
          <table:table-cell table:style-name="ce43" table:formula="of:=[.F6]+[.E7]" office:value-type="percentage" office:value="0.48936170212766" calcext:value-type="percentage">
            <text:p>49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35" calcext:value-type="float">
            <text:p>35</text:p>
          </table:table-cell>
          <table:table-cell table:style-name="ce25" office:value-type="float" office:value="26" calcext:value-type="float">
            <text:p>26</text:p>
          </table:table-cell>
          <table:table-cell table:style-name="ce32" table:formula="of:=[.B8]+[.C8]" office:value-type="float" office:value="61" calcext:value-type="float">
            <text:p>61</text:p>
          </table:table-cell>
          <table:table-cell table:style-name="ce38" table:formula="of:=[.D8]/[.$D$12]" office:value-type="percentage" office:value="0.162234042553191" calcext:value-type="percentage">
            <text:p>16,2%</text:p>
          </table:table-cell>
          <table:table-cell table:style-name="ce42" table:formula="of:=[.F7]+[.E8]" office:value-type="percentage" office:value="0.651595744680851" calcext:value-type="percentage">
            <text:p>65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5" office:value-type="float" office:value="29" calcext:value-type="float">
            <text:p>29</text:p>
          </table:table-cell>
          <table:table-cell table:style-name="ce32" table:formula="of:=[.B9]+[.C9]" office:value-type="float" office:value="51" calcext:value-type="float">
            <text:p>51</text:p>
          </table:table-cell>
          <table:table-cell table:style-name="ce38" table:formula="of:=[.D9]/[.$D$12]" office:value-type="percentage" office:value="0.13563829787234" calcext:value-type="percentage">
            <text:p>13,6%</text:p>
          </table:table-cell>
          <table:table-cell table:style-name="ce42" table:formula="of:=[.F8]+[.E9]" office:value-type="percentage" office:value="0.787234042553192" calcext:value-type="percentage">
            <text:p>79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style-name="ce32" table:formula="of:=[.B10]+[.C10]" office:value-type="float" office:value="28" calcext:value-type="float">
            <text:p>28</text:p>
          </table:table-cell>
          <table:table-cell table:style-name="ce38" table:formula="of:=[.D10]/[.$D$12]" office:value-type="percentage" office:value="0.074468085106383" calcext:value-type="percentage">
            <text:p>7,4%</text:p>
          </table:table-cell>
          <table:table-cell table:style-name="ce42" table:formula="of:=[.F9]+[.E10]" office:value-type="percentage" office:value="0.861702127659574" calcext:value-type="percentage">
            <text:p>86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22" calcext:value-type="float">
            <text:p>22</text:p>
          </table:table-cell>
          <table:table-cell table:style-name="ce25" office:value-type="float" office:value="30" calcext:value-type="float">
            <text:p>30</text:p>
          </table:table-cell>
          <table:table-cell table:style-name="ce32" table:formula="of:=[.B11]+[.C11]" office:value-type="float" office:value="52" calcext:value-type="float">
            <text:p>52</text:p>
          </table:table-cell>
          <table:table-cell table:style-name="ce39" table:formula="of:=[.D11]/[.$D$12]" office:value-type="percentage" office:value="0.138297872340426" calcext:value-type="percentage">
            <text:p>13,8%</text:p>
          </table:table-cell>
          <table:table-cell table:style-name="ce42" table:formula="of:=[.F10]+[.E11]" office:value-type="percentage" office:value="1" calcext:value-type="percentage">
            <text:p>100 %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93" calcext:value-type="float">
            <text:p>193</text:p>
          </table:table-cell>
          <table:table-cell table:style-name="ce20" table:formula="of:=SUM([.C3:.C11])" office:value-type="float" office:value="183" calcext:value-type="float">
            <text:p>183</text:p>
          </table:table-cell>
          <table:table-cell table:style-name="ce33" table:formula="of:=SUM([.D3:.D11])"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21" table:formula="of:=[.B12]/[.D12]" office:value-type="percentage" office:value="0.513297872340426" calcext:value-type="percentage">
            <text:p>51 %</text:p>
          </table:table-cell>
          <table:table-cell table:style-name="ce21" table:formula="of:=[.C12]/[.D12]" office:value-type="percentage" office:value="0.486702127659575" calcext:value-type="percentage">
            <text:p>49 %</text:p>
          </table:table-cell>
          <table:table-cell table:style-name="ce34"/>
          <table:table-cell table:number-columns-repeated="7"/>
        </table:table-row>
        <table:table-row table:style-name="ro1">
          <table:table-cell table:style-name="ce5"/>
          <table:table-cell table:style-name="ce21" table:number-columns-repeated="2"/>
          <table:table-cell table:style-name="ce34"/>
          <table:table-cell table:number-columns-repeated="7"/>
        </table:table-row>
        <table:table-row table:style-name="ro1">
          <table:table-cell table:style-name="ce6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Distribución por provincias: <text:span text:style-name="T1">en 3 casos confirmado no ha sido posible identificar la provincia de procedencia</text:span></text:p>
          </table:table-cell>
          <table:table-cell table:number-columns-repeated="10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300" calcext:value-type="float">
            <text:p>300</text:p>
          </table:table-cell>
          <table:table-cell table:style-name="ce35" office:value-type="float" office:value="3" calcext:value-type="float">
            <text:p>3</text:p>
          </table:table-cell>
          <table:table-cell table:style-name="ce23" table:formula="of:=SUM([.A18:.D18])" office:value-type="float" office:value="378" calcext:value-type="float">
            <text:p>378</text:p>
          </table:table-cell>
          <table:table-cell/>
          <table:table-cell table:style-name="ce53" office:value-type="percentage" office:value="0.043" calcext:value-type="percentage" table:number-columns-spanned="3" table:number-rows-spanned="1">
            <text:p>4,30 %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9" table:formula="of:=[.A18]/[.$E$18]" office:value-type="percentage" office:value="0.0925925925925926" calcext:value-type="percentage">
            <text:p>9,3%</text:p>
          </table:table-cell>
          <table:table-cell table:style-name="ce9" table:formula="of:=[.B18]/[.$E$18]" office:value-type="percentage" office:value="0.105820105820106" calcext:value-type="percentage">
            <text:p>10,6%</text:p>
          </table:table-cell>
          <table:table-cell table:style-name="ce9" table:formula="of:=[.C18]/[.$E$18]" office:value-type="percentage" office:value="0.793650793650794" calcext:value-type="percentage">
            <text:p>79,4%</text:p>
          </table:table-cell>
          <table:table-cell table:style-name="ce9" table:formula="of:=[.D18]/[.$E$18]" office:value-type="percentage" office:value="0.00793650793650794" calcext:value-type="percentage">
            <text:p>0,8%</text:p>
          </table:table-cell>
          <table:table-cell table:style-name="ce23"/>
          <table:table-cell table:number-columns-repeated="6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10" office:value-type="string" calcext:value-type="string">
            <text:p>Distribución por síntomas: <text:span text:style-name="T1">en 0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9.7" calcext:value-type="float" table:number-columns-spanned="3" table:number-rows-spanned="1">
            <text:p>9,70</text:p>
          </table:table-cell>
          <table:covered-table-cell table:style-name="ce63"/>
          <table:covered-table-cell table:style-name="ce71"/>
          <table:table-cell table:number-columns-repeated="2"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202" calcext:value-type="float">
            <text:p>202</text:p>
          </table:table-cell>
          <table:table-cell table:style-name="ce29" table:formula="of:=[.B22]/378" office:value-type="percentage" office:value="0.534391534391534" calcext:value-type="percentage">
            <text:p>53 %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76" calcext:value-type="float">
            <text:p>176</text:p>
          </table:table-cell>
          <table:table-cell table:style-name="ce30" table:formula="of:=[.B23]/378" office:value-type="percentage" office:value="0.465608465608466" calcext:value-type="percentage">
            <text:p>47 %</text:p>
          </table:table-cell>
          <table:table-cell table:number-columns-repeated="8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0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0 casos confirmado no ha sido posible identificar el sector sanitario.</text:span></text:p>
          </table:table-cell>
          <table:table-cell table:number-columns-repeated="4"/>
          <table:table-cell table:style-name="ce10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2"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4" office:value-type="float" office:value="20" calcext:value-type="float">
            <text:p>20</text:p>
          </table:table-cell>
          <table:table-cell table:style-name="ce31" table:formula="of:=[.B28]/[.$B$105]" office:value-type="percentage" office:value="0.0529100529100529" calcext:value-type="percentage">
            <text:p>5,29 %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27" calcext:value-type="float">
            <text:p>27</text:p>
          </table:table-cell>
          <table:table-cell table:style-name="ce64" table:formula="of:=[.G28]/[.G$37]" office:value-type="percentage" office:value="0.0714285714285714" calcext:value-type="percentage">
            <text:p>7,14 %</text:p>
          </table:table-cell>
          <table:table-cell table:style-name="ce72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20" calcext:value-type="float">
            <text:p>20</text:p>
          </table:table-cell>
          <table:table-cell table:style-name="ce31" table:formula="of:=[.B29]/[.$B$105]" office:value-type="percentage" office:value="0.0529100529100529" calcext:value-type="percentage">
            <text:p>5,29 %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16" calcext:value-type="float">
            <text:p>16</text:p>
          </table:table-cell>
          <table:table-cell table:style-name="ce65" table:formula="of:=[.G29]/[.G$37]" office:value-type="percentage" office:value="0.0423280423280423" calcext:value-type="percentage">
            <text:p>4,23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4" office:value-type="float" office:value="19" calcext:value-type="float">
            <text:p>19</text:p>
          </table:table-cell>
          <table:table-cell table:style-name="ce31" table:formula="of:=[.B30]/[.$B$105]" office:value-type="percentage" office:value="0.0502645502645503" calcext:value-type="percentage">
            <text:p>5,03 %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1" calcext:value-type="float">
            <text:p>1</text:p>
          </table:table-cell>
          <table:table-cell table:style-name="ce66" table:formula="of:=[.G30]/[.G$37]" office:value-type="percentage" office:value="0.00264550264550265" calcext:value-type="percentage">
            <text:p>0,26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4" office:value-type="float" office:value="17" calcext:value-type="float">
            <text:p>17</text:p>
          </table:table-cell>
          <table:table-cell table:style-name="ce31" table:formula="of:=[.B31]/[.$B$105]" office:value-type="percentage" office:value="0.044973544973545" calcext:value-type="percentage">
            <text:p>4,50 %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45" office:value-type="string" calcext:value-type="string">
            <text:p>HUESCA</text:p>
          </table:table-cell>
          <table:table-cell table:style-name="ce56" office:value-type="float" office:value="19" calcext:value-type="float">
            <text:p>19</text:p>
          </table:table-cell>
          <table:table-cell table:style-name="ce65" table:formula="of:=[.G31]/[.G$37]" office:value-type="percentage" office:value="0.0502645502645503" calcext:value-type="percentage">
            <text:p>5,03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4" office:value-type="float" office:value="14" calcext:value-type="float">
            <text:p>14</text:p>
          </table:table-cell>
          <table:table-cell table:style-name="ce31" table:formula="of:=[.B32]/[.$B$105]" office:value-type="percentage" office:value="0.037037037037037" calcext:value-type="percentage">
            <text:p>3,70 %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22" calcext:value-type="float">
            <text:p>22</text:p>
          </table:table-cell>
          <table:table-cell table:style-name="ce66" table:formula="of:=[.G32]/[.G$37]" office:value-type="percentage" office:value="0.0582010582010582" calcext:value-type="percentage">
            <text:p>5,82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4" office:value-type="float" office:value="12" calcext:value-type="float">
            <text:p>12</text:p>
          </table:table-cell>
          <table:table-cell table:style-name="ce31" table:formula="of:=[.B33]/[.$B$105]" office:value-type="percentage" office:value="0.0317460317460317" calcext:value-type="percentage">
            <text:p>3,17 %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45" office:value-type="string" calcext:value-type="string">
            <text:p>ZARAGOZA I</text:p>
          </table:table-cell>
          <table:table-cell table:style-name="ce56" office:value-type="float" office:value="52" calcext:value-type="float">
            <text:p>52</text:p>
          </table:table-cell>
          <table:table-cell table:style-name="ce65" table:formula="of:=[.G33]/[.G$37]" office:value-type="percentage" office:value="0.137566137566138" calcext:value-type="percentage">
            <text:p>13,76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Parque Goya</text:p>
          </table:table-cell>
          <table:table-cell table:style-name="ce24" office:value-type="float" office:value="12" calcext:value-type="float">
            <text:p>12</text:p>
          </table:table-cell>
          <table:table-cell table:style-name="ce31" table:formula="of:=[.B34]/[.$B$105]" office:value-type="percentage" office:value="0.0317460317460317" calcext:value-type="percentage">
            <text:p>3,17 %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57" office:value-type="float" office:value="99" calcext:value-type="float">
            <text:p>99</text:p>
          </table:table-cell>
          <table:table-cell table:style-name="ce67" table:formula="of:=[.G34]/[.G$37]" office:value-type="percentage" office:value="0.261904761904762" calcext:value-type="percentage">
            <text:p>26,19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4" office:value-type="float" office:value="12" calcext:value-type="float">
            <text:p>12</text:p>
          </table:table-cell>
          <table:table-cell table:style-name="ce31" table:formula="of:=[.B35]/[.$B$105]" office:value-type="percentage" office:value="0.0317460317460317" calcext:value-type="percentage">
            <text:p>3,17 %</text:p>
          </table:table-cell>
          <table:table-cell table:style-name="ce36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132" calcext:value-type="float">
            <text:p>132</text:p>
          </table:table-cell>
          <table:table-cell table:style-name="ce68" table:formula="of:=[.G35]/[.G$37]" office:value-type="percentage" office:value="0.349206349206349" calcext:value-type="percentage">
            <text:p>34,92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Independencia</text:p>
          </table:table-cell>
          <table:table-cell table:style-name="ce24" office:value-type="float" office:value="11" calcext:value-type="float">
            <text:p>11</text:p>
          </table:table-cell>
          <table:table-cell table:style-name="ce31" table:formula="of:=[.B36]/[.$B$105]" office:value-type="percentage" office:value="0.0291005291005291" calcext:value-type="percentage">
            <text:p>2,91 %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10" calcext:value-type="float">
            <text:p>10</text:p>
          </table:table-cell>
          <table:table-cell table:style-name="ce66" table:formula="of:=[.G36]/[.G$37]" office:value-type="percentage" office:value="0.0264550264550265" calcext:value-type="percentage">
            <text:p>2,65 %</text:p>
          </table:table-cell>
          <table:table-cell table:style-name="ce73"/>
          <table:table-cell table:number-columns-repeated="2"/>
        </table:table-row>
        <table:table-row table:style-name="ro2">
          <table:table-cell table:style-name="ce13" office:value-type="string" calcext:value-type="string">
            <text:p>Actur Oeste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formula="of:=[.B37]/[.$B$105]" office:value-type="percentage" office:value="0.0264550264550265" calcext:value-type="percentage">
            <text:p>2,65 %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378" calcext:value-type="float">
            <text:p>378</text:p>
          </table:table-cell>
          <table:table-cell table:style-name="ce69" table:formula="of:=[.G37]/[.G$37]" office:value-type="percentage" office:value="1" calcext:value-type="percentage">
            <text:p>100,00 %</text:p>
          </table:table-cell>
          <table:table-cell table:style-name="ce73"/>
          <table:table-cell table:number-columns-repeated="2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formula="of:=[.B38]/[.$B$105]" office:value-type="percentage" office:value="0.0264550264550265" calcext:value-type="percentage">
            <text:p>2,65 %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formula="of:=[.B39]/[.$B$105]" office:value-type="percentage" office:value="0.0264550264550265" calcext:value-type="percentage">
            <text:p>2,65 %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table:style-name="ce50" table:number-columns-repeated="5"/>
          <table:table-cell table:style-name="ce75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9" calcext:value-type="float">
            <text:p>9</text:p>
          </table:table-cell>
          <table:table-cell table:style-name="ce31" table:formula="of:=[.B40]/[.$B$105]" office:value-type="percentage" office:value="0.0238095238095238" calcext:value-type="percentage">
            <text:p>2,38 %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table:style-name="ce51" table:number-columns-repeated="5"/>
          <table:table-cell table:style-name="ce7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[.B41]/[.$B$105]" office:value-type="percentage" office:value="0.0211640211640212" calcext:value-type="percentage">
            <text:p>2,12 %</text:p>
          </table:table-cell>
          <table:table-cell table:style-name="ce36" office:value-type="float" office:value="14" calcext:value-type="float">
            <text:p>14</text:p>
          </table:table-cell>
          <table:table-cell/>
          <table:table-cell table:style-name="ce52"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[.B42]/[.$B$105]" office:value-type="percentage" office:value="0.0211640211640212" calcext:value-type="percentage">
            <text:p>2,12 %</text:p>
          </table:table-cell>
          <table:table-cell table:style-name="ce36" office:value-type="float" office:value="15" calcext:value-type="float">
            <text:p>15</text:p>
          </table:table-cell>
          <table:table-cell/>
          <table:table-cell table:style-name="ce52"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[.B43]/[.$B$105]" office:value-type="percentage" office:value="0.0211640211640212" calcext:value-type="percentage">
            <text:p>2,12 %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[.B44]/[.$B$105]" office:value-type="percentage" office:value="0.0185185185185185" calcext:value-type="percentage">
            <text:p>1,85 %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[.B45]/[.$B$105]" office:value-type="percentage" office:value="0.0185185185185185" calcext:value-type="percentage">
            <text:p>1,85 %</text:p>
          </table:table-cell>
          <table:table-cell table:style-name="ce36" office:value-type="float" office:value="18" calcext:value-type="float">
            <text:p>18</text:p>
          </table:table-cell>
          <table:table-cell table:style-name="ce41"/>
          <table:table-cell table:number-columns-repeated="6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[.B46]/[.$B$105]" office:value-type="percentage" office:value="0.0185185185185185" calcext:value-type="percentage">
            <text:p>1,85 %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[.B47]/[.$B$105]" office:value-type="percentage" office:value="0.0185185185185185" calcext:value-type="percentage">
            <text:p>1,85 %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8]/[.$B$105]" office:value-type="percentage" office:value="0.0158730158730159" calcext:value-type="percentage">
            <text:p>1,59 %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9]/[.$B$105]" office:value-type="percentage" office:value="0.0158730158730159" calcext:value-type="percentage">
            <text:p>1,59 %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50]/[.$B$105]" office:value-type="percentage" office:value="0.0158730158730159" calcext:value-type="percentage">
            <text:p>1,59 %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1]/[.$B$105]" office:value-type="percentage" office:value="0.0132275132275132" calcext:value-type="percentage">
            <text:p>1,32 %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2]/[.$B$105]" office:value-type="percentage" office:value="0.0132275132275132" calcext:value-type="percentage">
            <text:p>1,32 %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3]/[.$B$105]" office:value-type="percentage" office:value="0.0132275132275132" calcext:value-type="percentage">
            <text:p>1,32 %</text:p>
          </table:table-cell>
          <table:table-cell table:style-name="ce36" office:value-type="float" office:value="26" calcext:value-type="float">
            <text:p>2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4]/[.$B$105]" office:value-type="percentage" office:value="0.0132275132275132" calcext:value-type="percentage">
            <text:p>1,32 %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5]/[.$B$105]" office:value-type="percentage" office:value="0.0132275132275132" calcext:value-type="percentage">
            <text:p>1,32 %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6]/[.$B$105]" office:value-type="percentage" office:value="0.0132275132275132" calcext:value-type="percentage">
            <text:p>1,32 %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7]/[.$B$105]" office:value-type="percentage" office:value="0.0132275132275132" calcext:value-type="percentage">
            <text:p>1,32 %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lfajarin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8]/[.$B$105]" office:value-type="percentage" office:value="0.0105820105820106" calcext:value-type="percentage">
            <text:p>1,06 %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9]/[.$B$105]" office:value-type="percentage" office:value="0.0105820105820106" calcext:value-type="percentage">
            <text:p>1,06 %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0]/[.$B$105]" office:value-type="percentage" office:value="0.0105820105820106" calcext:value-type="percentage">
            <text:p>1,06 %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Reboleria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1]/[.$B$105]" office:value-type="percentage" office:value="0.0105820105820106" calcext:value-type="percentage">
            <text:p>1,06 %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2]/[.$B$105]" office:value-type="percentage" office:value="0.0105820105820106" calcext:value-type="percentage">
            <text:p>1,06 %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3]/[.$B$105]" office:value-type="percentage" office:value="0.0105820105820106" calcext:value-type="percentage">
            <text:p>1,06 %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4]/[.$B$105]" office:value-type="percentage" office:value="0.00793650793650794" calcext:value-type="percentage">
            <text:p>0,79 %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5]/[.$B$105]" office:value-type="percentage" office:value="0.00793650793650794" calcext:value-type="percentage">
            <text:p>0,79 %</text:p>
          </table:table-cell>
          <table:table-cell table:style-name="ce36" office:value-type="float" office:value="38" calcext:value-type="float">
            <text:p>3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6]/[.$B$105]" office:value-type="percentage" office:value="0.00793650793650794" calcext:value-type="percentage">
            <text:p>0,79 %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osqueruel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7]/[.$B$105]" office:value-type="percentage" office:value="0.00793650793650794" calcext:value-type="percentage">
            <text:p>0,79 %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8]/[.$B$105]" office:value-type="percentage" office:value="0.00793650793650794" calcext:value-type="percentage">
            <text:p>0,79 %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9]/[.$B$105]" office:value-type="percentage" office:value="0.00529100529100529" calcext:value-type="percentage">
            <text:p>0,53 %</text:p>
          </table:table-cell>
          <table:table-cell table:style-name="ce36" office:value-type="float" office:value="42" calcext:value-type="float">
            <text:p>4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0]/[.$B$105]" office:value-type="percentage" office:value="0.00529100529100529" calcext:value-type="percentage">
            <text:p>0,53 %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1]/[.$B$105]" office:value-type="percentage" office:value="0.00529100529100529" calcext:value-type="percentage">
            <text:p>0,53 %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4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2]/[.$B$105]" office:value-type="percentage" office:value="0.00529100529100529" calcext:value-type="percentage">
            <text:p>0,53 %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3]/[.$B$105]" office:value-type="percentage" office:value="0.00529100529100529" calcext:value-type="percentage">
            <text:p>0,53 %</text:p>
          </table:table-cell>
          <table:table-cell table:style-name="ce36" office:value-type="float" office:value="46" calcext:value-type="float">
            <text:p>4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4]/[.$B$105]" office:value-type="percentage" office:value="0.00529100529100529" calcext:value-type="percentage">
            <text:p>0,53 %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5]/[.$B$105]" office:value-type="percentage" office:value="0.00529100529100529" calcext:value-type="percentage">
            <text:p>0,53 %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6]/[.$B$105]" office:value-type="percentage" office:value="0.00529100529100529" calcext:value-type="percentage">
            <text:p>0,53 %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aell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7]/[.$B$105]" office:value-type="percentage" office:value="0.00529100529100529" calcext:value-type="percentage">
            <text:p>0,53 %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8]/[.$B$105]" office:value-type="percentage" office:value="0.00529100529100529" calcext:value-type="percentage">
            <text:p>0,53 %</text:p>
          </table:table-cell>
          <table:table-cell table:style-name="ce36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onzon Rural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9]/[.$B$105]" office:value-type="percentage" office:value="0.00529100529100529" calcext:value-type="percentage">
            <text:p>0,53 %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80]/[.$B$105]" office:value-type="percentage" office:value="0.00529100529100529" calcext:value-type="percentage">
            <text:p>0,53 %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81]/[.$B$105]" office:value-type="percentage" office:value="0.00529100529100529" calcext:value-type="percentage">
            <text:p>0,53 %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2]/[.$B$105]" office:value-type="percentage" office:value="0.00264550264550265" calcext:value-type="percentage">
            <text:p>0,26 %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ins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3]/[.$B$105]" office:value-type="percentage" office:value="0.00264550264550265" calcext:value-type="percentage">
            <text:p>0,26 %</text:p>
          </table:table-cell>
          <table:table-cell table:style-name="ce36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lmudeva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4]/[.$B$105]" office:value-type="percentage" office:value="0.00264550264550265" calcext:value-type="percentage">
            <text:p>0,26 %</text:p>
          </table:table-cell>
          <table:table-cell table:style-name="ce36"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5]/[.$B$105]" office:value-type="percentage" office:value="0.00264550264550265" calcext:value-type="percentage">
            <text:p>0,26 %</text:p>
          </table:table-cell>
          <table:table-cell table:style-name="ce36" office:value-type="float" office:value="58" calcext:value-type="float">
            <text:p>5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6]/[.$B$105]" office:value-type="percentage" office:value="0.00264550264550265" calcext:value-type="percentage">
            <text:p>0,26 %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7]/[.$B$105]" office:value-type="percentage" office:value="0.00264550264550265" calcext:value-type="percentage">
            <text:p>0,26 %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8]/[.$B$105]" office:value-type="percentage" office:value="0.00264550264550265" calcext:value-type="percentage">
            <text:p>0,26 %</text:p>
          </table:table-cell>
          <table:table-cell table:style-name="ce36" office:value-type="float" office:value="61" calcext:value-type="float">
            <text:p>6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stejon De Sos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9]/[.$B$105]" office:value-type="percentage" office:value="0.00264550264550265" calcext:value-type="percentage">
            <text:p>0,26 %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0]/[.$B$105]" office:value-type="percentage" office:value="0.00264550264550265" calcext:value-type="percentage">
            <text:p>0,26 %</text:p>
          </table:table-cell>
          <table:table-cell table:style-name="ce36" office:value-type="float" office:value="63" calcext:value-type="float">
            <text:p>6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Grañen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1]/[.$B$105]" office:value-type="percentage" office:value="0.00264550264550265" calcext:value-type="percentage">
            <text:p>0,26 %</text:p>
          </table:table-cell>
          <table:table-cell table:style-name="ce36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ija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2]/[.$B$105]" office:value-type="percentage" office:value="0.00264550264550265" calcext:value-type="percentage">
            <text:p>0,26 %</text:p>
          </table:table-cell>
          <table:table-cell table:style-name="ce36" office:value-type="float" office:value="65" calcext:value-type="float">
            <text:p>6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3]/[.$B$105]" office:value-type="percentage" office:value="0.00264550264550265" calcext:value-type="percentage">
            <text:p>0,26 %</text:p>
          </table:table-cell>
          <table:table-cell table:style-name="ce36" office:value-type="float" office:value="66" calcext:value-type="float">
            <text:p>6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4]/[.$B$105]" office:value-type="percentage" office:value="0.00264550264550265" calcext:value-type="percentage">
            <text:p>0,26 %</text:p>
          </table:table-cell>
          <table:table-cell table:style-name="ce36" office:value-type="float" office:value="67" calcext:value-type="float">
            <text:p>6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5]/[.$B$105]" office:value-type="percentage" office:value="0.00264550264550265" calcext:value-type="percentage">
            <text:p>0,26 %</text:p>
          </table:table-cell>
          <table:table-cell table:style-name="ce36" office:value-type="float" office:value="68" calcext:value-type="float">
            <text:p>6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biñanig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6]/[.$B$105]" office:value-type="percentage" office:value="0.00264550264550265" calcext:value-type="percentage">
            <text:p>0,26 %</text:p>
          </table:table-cell>
          <table:table-cell table:style-name="ce36" office:value-type="float" office:value="69" calcext:value-type="float">
            <text:p>6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dab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7]/[.$B$105]" office:value-type="percentage" office:value="0.00264550264550265" calcext:value-type="percentage">
            <text:p>0,26 %</text:p>
          </table:table-cell>
          <table:table-cell table:style-name="ce36" office:value-type="float" office:value="70" calcext:value-type="float">
            <text:p>7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8]/[.$B$105]" office:value-type="percentage" office:value="0.00264550264550265" calcext:value-type="percentage">
            <text:p>0,26 %</text:p>
          </table:table-cell>
          <table:table-cell table:style-name="ce36" office:value-type="float" office:value="71" calcext:value-type="float">
            <text:p>7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9]/[.$B$105]" office:value-type="percentage" office:value="0.00264550264550265" calcext:value-type="percentage">
            <text:p>0,26 %</text:p>
          </table:table-cell>
          <table:table-cell table:style-name="ce36" office:value-type="float" office:value="72" calcext:value-type="float">
            <text:p>7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stag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100]/[.$B$105]" office:value-type="percentage" office:value="0.00264550264550265" calcext:value-type="percentage">
            <text:p>0,26 %</text:p>
          </table:table-cell>
          <table:table-cell table:style-name="ce36" office:value-type="float" office:value="73" calcext:value-type="float">
            <text:p>7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Tamarite De Liter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101]/[.$B$105]" office:value-type="percentage" office:value="0.00264550264550265" calcext:value-type="percentage">
            <text:p>0,26 %</text:p>
          </table:table-cell>
          <table:table-cell table:style-name="ce36" office:value-type="float" office:value="74" calcext:value-type="float">
            <text:p>7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102]/[.$B$105]" office:value-type="percentage" office:value="0.00264550264550265" calcext:value-type="percentage">
            <text:p>0,26 %</text:p>
          </table:table-cell>
          <table:table-cell table:style-name="ce36" office:value-type="float" office:value="75" calcext:value-type="float">
            <text:p>7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Villel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103]/[.$B$105]" office:value-type="percentage" office:value="0.00264550264550265" calcext:value-type="percentage">
            <text:p>0,26 %</text:p>
          </table:table-cell>
          <table:table-cell table:style-name="ce36" office:value-type="float" office:value="76" calcext:value-type="float">
            <text:p>76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0" calcext:value-type="float">
            <text:p>10</text:p>
          </table:table-cell>
          <table:table-cell table:style-name="ce31" table:formula="of:=[.B104]/[.$B$105]" office:value-type="percentage" office:value="0.0264550264550265" calcext:value-type="percentage">
            <text:p>2,65 %</text:p>
          </table:table-cell>
          <table:table-cell table:style-name="ce36"/>
          <table:table-cell table:number-columns-repeated="7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104])" office:value-type="float" office:value="378" calcext:value-type="float">
            <text:p>378</text:p>
          </table:table-cell>
          <table:table-cell table:number-columns-repeated="9"/>
        </table:table-row>
        <table:table-row table:style-name="ro3" table:number-rows-repeated="1048470">
          <table:table-cell table:number-columns-repeated="11"/>
        </table:table-row>
        <table:table-row table:style-name="ro3">
          <table:table-cell table:number-columns-repeated="11"/>
        </table:table-row>
        <table:named-expressions>
          <table:named-range table:name="_xlnm._FilterDatabase" table:base-cell-address="$'20200910'.$A$1" table:cell-range-address="$'20200910'.$A$27:.$E$105"/>
        </table:named-expressions>
      </table:table>
      <table:named-expressions/>
      <table:database-ranges>
        <table:database-range table:name="__Anonymous_Sheet_DB__0" table:target-range-address="'20200910'.A27:'20200910'.E10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10" style:display-name="PageStyle_202009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11T15:32:35</dc:date>
    <meta:generator>LibreOffice/6.0.7.3$Linux_X86_64 LibreOffice_project/00m0$Build-3</meta:generator>
    <meta:document-statistic meta:table-count="1" meta:cell-count="441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